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"A lost item on the bridge, is it..."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"It's... a letter?"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"But it's completely blank—there's nothing
written on it."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"Then it'd be more accurate to call this a
slip of paper than a lost item."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"Ahh, sure. Does this belong to you folk?"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to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"The enemy plan on bringing me to the jungle.
I will contact you again."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"I'll dispose of that scrap paper."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"Excuse me, but I found a lost item on the
bridge!"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"Thank you. We'll keep it safe here."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"All right, thank youuu! Later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3:51:29+01:00</meta:creation-date>
    <dc:date>2020-03-22T13:51:2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